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1.905cm" svg:x="24.984cm" svg:y="11.6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35cm" svg:height="1.905cm" svg:x="8.92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59cm" svg:height="2.032cm" svg:x="22.463cm" svg:y="11.66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6.781cm" svg:y1="11.786cm" svg:x2="26.781cm" svg:y2="13.564cm">
          <text:p/>
        </draw:line>
        <draw:frame draw:style-name="gr5" draw:layer="layout" svg:width="1.15cm" svg:height="0.962cm" svg:x="15.858cm" svg:y="2.144cm">
          <draw:text-box>
            <text:p>I</text:p>
          </draw:text-box>
        </draw:frame>
        <draw:custom-shape draw:style-name="gr1" draw:text-style-name="P1" draw:layer="layout" svg:width="13.335cm" svg:height="1.905cm" svg:x="24.875cm" svg:y="3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35cm" svg:height="1.905cm" svg:x="11.032cm" svg:y="3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59cm" svg:height="2.032cm" svg:x="8.584cm" svg:y="3.92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82cm" svg:height="0.962cm" svg:x="30.844cm" svg:y="6.97cm">
          <draw:text-box>
            <text:p>J</text:p>
          </draw:text-box>
        </draw:frame>
        <draw:line draw:style-name="gr4" draw:text-style-name="P1" draw:layer="layout" svg:x1="22.843cm" svg:y1="3.922cm" svg:x2="22.843cm" svg:y2="5.827cm">
          <text:p/>
        </draw:line>
        <draw:line draw:style-name="gr4" draw:text-style-name="P1" draw:layer="layout" svg:x1="26.272cm" svg:y1="3.922cm" svg:x2="26.272cm" svg:y2="5.7cm">
          <text:p/>
        </draw:line>
        <draw:line draw:style-name="gr7" draw:text-style-name="P1" draw:layer="layout" svg:x1="9.763cm" svg:y1="6.207cm" svg:x2="23.225cm" svg:y2="11.414cm">
          <text:p/>
        </draw:line>
        <draw:frame draw:style-name="gr6" draw:text-style-name="P2" draw:layer="layout" svg:width="12.161cm" svg:height="1.195cm" svg:x="9.763cm" svg:y="14.589cm">
          <draw:text-box>
            <text:p text:style-name="P2"><text:span text:style-name="T1">QuickSort(Left_Array, left, p -1)</text:span></text:p>
          </draw:text-box>
        </draw:frame>
        <draw:frame draw:style-name="gr6" draw:text-style-name="P2" draw:layer="layout" svg:width="13.219cm" svg:height="1.195cm" svg:x="25.881cm" svg:y="14.335cm">
          <draw:text-box>
            <text:p text:style-name="P2"><text:span text:style-name="T1">QuickSort(Right_Array, p+1, right)</text:span></text:p>
          </draw:text-box>
        </draw:frame>
        <draw:frame draw:style-name="gr6" draw:layer="layout" svg:width="1.912cm" svg:height="0.962cm" svg:x="8.62cm" svg:y="2.397cm">
          <draw:text-box>
            <text:p>Pivot</text:p>
          </draw:text-box>
        </draw:frame>
        <draw:line draw:style-name="gr7" draw:text-style-name="P1" draw:layer="layout" svg:x1="16.367cm" svg:y1="2.651cm" svg:x2="25.257cm" svg:y2="3.54cm">
          <text:p/>
        </draw:line>
        <draw:line draw:style-name="gr7" draw:text-style-name="P1" draw:layer="layout" svg:x1="30.845cm" svg:y1="7.35cm" svg:x2="23.606cm" svg:y2="6.08cm">
          <text:p/>
        </draw:line>
        <draw:custom-shape draw:style-name="gr8" draw:text-style-name="P1" draw:layer="layout" svg:width="2.413cm" svg:height="0.508cm" svg:x="11.922cm" svg:y="2.3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3.048cm" svg:height="0.508cm" svg:x="32.877cm" svg:y="7.09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3.609cm" svg:height="1.195cm" svg:x="2.09cm" svg:y="7.985cm">
          <draw:text-box>
            <text:p text:style-name="P2"><text:span text:style-name="T1">Parti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00:50:28.813242000</meta:creation-date>
    <dc:date>2014-10-21T02:00:04.523121000</dc:date>
    <meta:editing-duration>PT9M6S</meta:editing-duration>
    <meta:editing-cycles>1</meta:editing-cycles>
    <meta:document-statistic meta:object-count="20"/>
    <meta:generator>LibreOffice/4.2.5.2$MacOSX_X86_64 LibreOffice_project/61cb170a04bb1f12e77c884eab9192be736ec5f5</meta:generator>
  </office:meta>
</office:document-meta>
</file>